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9d0dc" officeooo:paragraph-rsid="0019d0dc"/>
    </style:style>
    <style:style style:name="P2" style:family="paragraph" style:parent-style-name="Preformatted_20_Text">
      <style:text-properties officeooo:rsid="001c1da2" officeooo:paragraph-rsid="001c1da2"/>
    </style:style>
    <style:style style:name="P3" style:family="paragraph" style:parent-style-name="Preformatted_20_Text">
      <style:text-properties officeooo:rsid="001d7f55" officeooo:paragraph-rsid="001d7f55"/>
    </style:style>
    <style:style style:name="P4" style:family="paragraph" style:parent-style-name="Preformatted_20_Text">
      <style:text-properties officeooo:rsid="00204681" officeooo:paragraph-rsid="00204681"/>
    </style:style>
    <style:style style:name="T1" style:family="text">
      <style:text-properties officeooo:rsid="001e4e02"/>
    </style:style>
    <style:style style:name="T2" style:family="text">
      <style:text-properties officeooo:rsid="00220c62"/>
    </style:style>
    <style:style style:name="T3" style:family="text">
      <style:text-properties officeooo:rsid="00234f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4">data van website naar googl<text:span text:style-name="T2">e</text:span> spreadsheet sturen<text:span text:style-name="T3">, en weer kunnen uploaden</text:span></text:p>
      <text:p text:style-name="Preformatted_20_Text"/>
      <text:p text:style-name="Preformatted_20_Text">achtergrond die van kleur verandert</text:p>
      <text:p text:style-name="Preformatted_20_Text">automatisch comments toevoegen zodra ze gecheckt zijn</text:p>
      <text:p text:style-name="Preformatted_20_Text">credits onderaan</text:p>
      <text:p text:style-name="Preformatted_20_Text"/>
      <text:p text:style-name="Preformatted_20_Text"/>
      <text:p text:style-name="P1">geef de share your experience button, een beetje margin </text:p>
      <text:p text:style-name="P1"/>
      <text:p text:style-name="P2">als user safari gebruikt, laat de video een afbeelding zijn</text:p>
      <text:p text:style-name="P2"/>
      <text:p text:style-name="P3">alleen scrolldown button laden als na 2 sec er nog niet gesc<text:span text:style-name="T1">r</text:span>olld i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5T17:13:26.727746165</dc:date>
    <meta:editing-duration>PT30M53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7" meta:word-count="57" meta:character-count="359" meta:non-whitespace-character-count="308"/>
  </office:meta>
</office:document-meta>
</file>